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eX Gyre Termes Math" svg:font-family="'TeX Gyre Termes Math'"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T1" style:family="text">
      <style:text-properties fo:font-style="italic" style:font-style-asian="italic" style:font-style-complex="italic"/>
    </style:style>
    <style:style style:name="T2"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h text:style-name="Heading_20_1" text:outline-level="1">Villancicos as Musical Theology</text:h>
      <text:p text:style-name="First_20_paragraph">Faith, then, comes through hearing,<text:line-break/>and hearing, by the word of Christ.<text:line-break/>— St. Paul, Romans 10:17</text:p>
      <text:h text:style-name="Heading_20_2" text:outline-level="2">Introduction</text:h>
      <text:p text:style-name="First_20_paragraph">St. Paul wrote to the Christian community in Rome, “How are they to believe if they have not heard?” since “faith comes through hearing, and hearing, by the Word of Christ” (Rom. 10:16–17). Sixteen centuries later, amid the ongoing reformations of the Western Church, Catholic Christians were seeking ever new ways to make faith audible. Poets and composers of the Spanish Empire expanded a genre of sung poetry in the vernacular—the villancico—into large-scale choral and instrumental performances that could appeal to the ears of elite and <text:soft-page-break/>common people alike.<text:note text:id="ftn1" text:note-class="footnote"><text:note-citation>1</text:note-citation><text:note-body><text:p text:style-name="Footnote">The major studies of the villancico as a musical and poetic genre are, in chronological order, Samuel Rubio, <text:span text:style-name="T1">Forma Del Villancico Polifonico Desde El Siglo Xv Hasta El Xviii</text:span> (Cuenca: Instituto de Musica Religiosa de la Excma. Diputación Provincial de Cuenca, 1979); Paul R. Laird, <text:span text:style-name="T1">Towards a History of the Spanish Villancico</text:span> (Warren, MI: Harmonie Park Press, 1997); Álvaro José Torrente, “The Sacred Villancico in Early Eighteenth-Century Spain: The Repertory of Salamanca Cathedral” (PhD diss., University of Cambridge, 1997); Martha Lilia Tenorio, <text:span text:style-name="T1">Los Villancicos de Sor Juana</text:span> (Mexico City: El Colegio de México, 1999); Bernat Cabero Pueyo, <text:span text:style-name="T1">Der Villancico des XVI. und XVII. Jahrhunderts in Spanien</text:span> (Berlin: Dissertation.de, 2000); Bernardo Illari, “Polychoral Culture: Cathedral Music in La Plata (Bolivia), 1680–1730” (PhD diss., University of Chicago, 2001); Tess Knighton and Álvaro Torrente, eds., <text:span text:style-name="T1">Devotional Music in the Iberian World, 1450–1800: The Villancico and Related Genres</text:span> (Aldershot, UK: Ashgate, 2007); Andrew A. Cashner, “Playing Cards at the Eucharistic Table: Music, Theology, and Society in a Corpus Christi Villancico from Colonial Mexico, 1628,” <text:span text:style-name="T1">Journal of Early Modern History</text:span> 18, no. 4 (2014): 383–419; Andrew A. Cashner, “Faith, Hearing, and the Power of Music in Hispanic Villancicos, 1600–1700” (PhD diss., University of Chicago, 2015).</text:p></text:note-body></text:note> </text:p>
      <text:p text:style-name="Text_20_body">With the Church’s active patronage, villancicos became a central activity in religious festivals throughout the year, particularly at Christmas, Corpus Christi, and the Immaculate Conception of Mary. Church ensembles performed these pieces, with their motet-like refrains or <text:span text:style-name="T1">estribillos</text:span> surrounding a set of strophic verses or <text:span text:style-name="T1">coplas</text:span>, as an integral part of Matins and other liturgies. Festival crowds from Madrid to Manila also heard villancicos in public processions and in conjunction with mystery plays.</text:p>
      <text:p text:style-name="Text_20_body">A large number of villancicos begin with calls to listen—<text:span text:style-name="T1">escuchad</text:span>, <text:span text:style-name="T1">atended</text:span>, <text:span text:style-name="T1">silencio</text:span>, <text:span text:style-name="T1">atención</text:span>. Because so many villancicos explicitly address concepts of music, sensation, and faith, these remarkable but understudied pieces offer us unique insights into Spanish beliefs about music. Much of the valuable new scholarship on Spanish colonial music, and on sound and sensation, focuses primarily on social and institutional history, and on verbal discourse <text:span text:style-name="T1">about</text:span> music.<text:note text:id="ftn2" text:note-class="footnote"><text:note-citation>2</text:note-citation><text:note-body><text:p text:style-name="Footnote">Geoffrey Baker, <text:span text:style-name="T1">Imposing Harmony: Music and Society in Colonial Cuzco</text:span> (Durham, NC: Duke University Press, 2008); Geoffrey Baker and Tess Knighton, eds., <text:span text:style-name="T1">Music and Urban Society in Colonial Latin America</text:span> (Cambridge: Cambridge University Press, 2011); David Irving, <text:span text:style-name="T1">Colonial Counterpoint: Music in Early Modern Manila</text:span> (Oxford: Oxford University Press, 2010), Jesús A. Ramos-Kittrell, <text:span text:style-name="T1">Playing in the Cathedral: Music, Race, and Status in New Spain</text:span> (Oxford: Oxford University Press, 2016); Andrew Dell’Antonio, <text:span text:style-name="T1">Listening as Spiritual Practice in Early Modern Italy</text:span> (Berkeley: University of California Press, 2011).</text:p></text:note-body></text:note> This book provides a necessary complement to these studies, by analyzing how people expressed and shaped beliefs about music through the medium of music itself.</text:p>
      <text:h text:style-name="Heading_20_1" text:outline-level="1">Making Faith Appeal to Hearing</text:h>
      <text:p text:style-name="First_20_paragraph">I cannot comprehend you nor know your enigma,<text:line-break/>because I have listened to Faith without faith.<text:line-break/>— “Judaism,” in Calderón, <text:span text:style-name="T1">El nuevo palacio del Retiro</text:span></text:p>
      <text:p text:style-name="Text_20_body">If faith came by hearing, as St. Paul wrote, then what kind of power did music have to make faith appeal to hearing? How did the people who created, performed, and listened to <text:soft-page-break/>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prerogatives of the Catholic teaching after Trent, to accommodate the sense of hearing even while training it.</text:p>
      <text:p text:style-name="Text_20_body">At the same time, I argu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reveals varied and 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If we listen closely to villancicos as historical sources for theological understanding, it becomes clear that they functioned as much more than tools for simplistic religious teaching or as banal, worldly entertainment. The villancicos we will engage with in this chapter provided listeners with opportunities to participate actively and thoughtfully in the challenging endeavor of faithful hearing.</text:p>
      <text:p text:style-name="Text_20_body"><text:soft-page-break/>We will begin by discussing theological and literary sources that shaped and reflected widespread notions about faith, hearing, and music; and that reveal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which represent characters whose impairments of hearing render them unable to understand religious teaching, all the while poking fun at the futile efforts of some churchmen to make faith appeal to hearing.</text:p>
      <text:p text:style-name="Text_20_body">If we listen closely to villancicos as historical sources for theological understanding, it becomes clear that villancicos functioned as much more than vehicles for simplistic religious teaching or as banal, worldly entertainment. The villancicos in this chapter appeal to the ear in order to give listeners an opportunity to contemplate the challenges of faithful hearing.</text:p>
      <text:h text:style-name="Heading_20_2" text:outline-level="2"><text:soft-page-break/>Accommodating and Training the Ear</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3" text:note-class="footnote"><text:note-citation>3</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unformed faith” (<text:span text:style-name="T1">fides informe</text:span>).<text:note text:id="ftn4" text:note-class="footnote"><text:note-citation>4</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text:span text:style-name="T1">fides formata</text:span>), which “worked through” the two higher virtues to result in what might best be translated as “faithfulness.” True faith was a conviction that manifested itself through ethical behavior in fidelity to God’s will.</text:p>
      <text:p text:style-name="Text_20_body">For Catholics, then, faith encompassed beliefs, attitudes, and behaviors. Faith connected individuals experience with ethical action as part of the community of the Church. A man of faith was a man of virtue (the root of <text:span text:style-name="T1">virtus</text:span> being <text:span text:style-name="T1">vir</text:span>), and thus faith was central to the Catholic <text:soft-page-break/>Humanist goal of building a virtuous society. Christian disciples were charged not only to “hear” the Church’s teaching and believe it (this would be unformed faith); they also had to “listen” in the sense of obeying.</text:p>
      <text:h text:style-name="Heading_20_3" text:outline-level="3">Hearing Christ the Word</text:h>
      <text:p text:style-name="First_20_paragraph">One of the Church’s key tools in combating heresy and promoting evangelism was the new catechism “for parish priests” commissioned by the Council of Trent and first published in 1566.<text:note text:id="ftn5" text:note-class="footnote"><text:note-citation>5</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6" text:note-class="footnote"><text:note-citation>6</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note text:id="ftn7" text:note-class="footnote"><text:note-citation>7</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text:span text:style-name="T1">logos</text:span> or <text:span text:style-name="T1">verbum</text:span> (John 1:1), the “Word made flesh.” Where God had previously spoken through the law and the <text:soft-page-break/>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one whom he sent, Jesus Christ.”<text:note text:id="ftn8" text:note-class="footnote"><text:note-citation>8</text:note-citation><text:note-body><text:p text:style-name="Footnote">Ibid., 6: “Hæc est vita æterna, vt cognoscant te solùm verum Deum, &amp; quem misisti, Iesum Christum.”</text:p></text:note-body></text:note> All the Church’s teachers should exert themselves to the end that</text:p>
      <text:p text:style-name="P2">the faithful should know and love from the heart Jesus Christ, and him crucified (1 Cor. 2:2); and indeed to persuade them so that they believe with the faithfulness [<text:span text:style-name="T1">pietas</text:span>] of their inmost heart and with cultivated devotion [<text:span text:style-name="T1">religio</text:span>], that there is no other name given to people under heaven, through whom they can be saved (Acts 4:12), since Christ is the atonement for our sins (1 John 2:2).<text:note text:id="ftn9" text:note-class="footnote"><text:note-citation>9</text:note-citation><text:note-body><text:p text:style-name="Footnote">Ibid., 6 (the scriptural citations are in marginal notes):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I John 2:3), teachers should model faithful living, “not in leisure” but “in applying diligent effort to justice, piety, faith, charity, mercy,” having been redeemed “to do good works” (1 Tim. 2:12); so that “whether one sets out to believe or hope or do anything,” the love of God should be the summit of all Christian life.<text:note text:id="ftn10" text:note-class="footnote"><text:note-citation>10</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How, then, could the Church communicate the Word through the sense of hearing? <text:soft-page-break/>Drawing on St. Paul’s dictum from Romans, the catechism challenges the Church’s ministers to find a way to make Christ the Word audible:</text:p>
      <text:p text:style-name="P2">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ext:span text:style-name="T1">they must accommodate the teaching to the sense of hearing and intelligence</text:span>, so that by these [mysteries and precepts], <text:span text:style-name="T1">those who possess a well-trained sense</text:span> should be filled up by spiritual food.<text:note text:id="ftn11" text:note-class="footnote"><text:note-citation>11</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text:span text:style-name="T1">ingenium</text:span>], customs, condition” of their charges, to give milk to spiritual infants and solid food to the maturing, to raise up a “perfect man [<text:span text:style-name="T1">virum perfectum</text:span>], after the measure of the fullness of Christ.”<text:note text:id="ftn12" text:note-class="footnote"><text:note-citation>12</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3" text:note-class="footnote"><text:note-citation>13</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4" text:note-class="footnote"><text:note-citation>14</text:note-citation><text:note-body><text:p text:style-name="Footnote">On Europe as a mission front after Trent, see Henry Kamen, <text:span text:style-name="T1">Early Modern European Society</text:span> (New York: Routledge, 2000), 60–63.</text:p></text:note-body></text:note></text:p>
      <text:p text:style-name="Text_20_body">The Augustinian friar Antonio de Azevedo begins his 1589 <text:span text:style-name="T1">Catechism of the Mysteries of the Faith</text:span> by declaring from the outset that communicating the faith requires both trustworthy <text:soft-page-break/>teachers and faithful listeners—a concept for which Azevedo uses music as a key metaphor.<text:note text:id="ftn15" text:note-class="footnote"><text:note-citation>15</text:note-citation><text:note-body><text:p text:style-name="Footnote">Azevedo, <text:span text:style-name="T1">Catecismo</text:span>.</text:p></text:note-body></text:note> He begins with the image taken from Pliny of a pupil listening at the feet of a teacher who is holding harp. The teacher is shown, Azevedo says,</text:p>
      <text:p text:style-name="P2">with a musical instrument which gives pleasure to the ear, so that we should understand that Faith enters through the ear [<text:span text:style-name="T1">oído</text:span>], as St. Paul says, and that the disciple should be like a child, simple, without malice or duplicity, without knowing even how to respond or argue, but only how to listen and learn. Thus this image depicts for us elegantly, what the hearer of the Faith should be like.<text:note text:id="ftn16" text:note-class="footnote"><text:note-citation>16</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is task depended on both the teacher and the hearer, since as Azevedo says, there was a right way to listen. Simply accommodating the ear was not enough, then;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text:span text:style-name="T1">like</text:span> music, as Azevedo says, then combining teaching with actual music would appeal all the more. Villancicos, as an auditory medium based on poetry in the vernacular, would seem like an ideal tool for accommodating the faith to Spanish-speaking listeners’ “sense and <text:soft-page-break/>intelligence.” This music had the capacity both to propagate faith in Christ and promote faithful living in community, because of the medium’s special appeal to the sense of hearing, and because of its social dimensions.</text:p>
      <text:p text:style-name="Text_20_body">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3" text:outline-level="3">Experiencing Spiritual Truth through Music</text:h>
      <text:p text:style-name="First_20_paragraph">This tension between accommodating the ear and training it may be seen in the explanations of music’s power by Athanasius Kircher. This Jesuit polymath’s compendium of musical knowledge, <text:span text:style-name="T1">Musurgia universalis</text:span>, was published in Rome in 1650 and thence disseminated throughout the Hispanic world, with copies sent to centers of colonial culture including Puebla and Manila.<text:note text:id="ftn17" text:note-class="footnote"><text:note-citation>17</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Irving, <text:span text:style-name="T1">Colonial Counterpoint</text:span>,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8" text:note-class="footnote"><text:note-citation>18</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text:line-break/>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text:soft-page-break/>understand the subject of the words, but to physically experience their truth. According to legend the famed <text:span text:style-name="T1">aulos</text:span> player Timotheus aroused Alexander the Great to the furor of war through music, and Kircher says he did this by adapting his song both to the feeling of war and to the disposition of the king.<text:note text:id="ftn19" text:note-class="footnote"><text:note-citation>19</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text:p>
      <text:p text:style-name="P2">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was actually true, those heavenly things that were made by harmonic sweetness, and he would suddenly be carried away beyond himself to that place where those joyful things are true.<text:note text:id="ftn20" text:note-class="footnote"><text:note-citation>20</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21" text:note-class="footnote"><text:note-citation>21</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2" text:note-class="footnote"><text:note-citation>22</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cause a string <text:soft-page-break/>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text:note text:id="ftn23" text:note-class="footnote"><text:note-citation>23</text:note-citation><text:note-body><text:p text:style-name="Footnote">Kircher’s theory bears a striking resemblance to some recent theories of music cognition, such as Lawrence Zbikowski’s description of musical structures as “sonic analogues for internal dynamic processes”; <text:span text:style-name="T1">Conceptualizing Music: Cognitive Structure, Theory, and Analysis</text:span> (New York: Oxford University Press, 2002), XX.</text:p></text:note-body></text:note> Kircher explains:</text:p>
      <text:p text:style-name="P2">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 e., <text:span text:style-name="T1">spiritus animales</text:span>], or the implanted internal air […], should be moved according to the proportions of the motion of the external air, so that the spirits’ motion are effected in various ways; and through this affections can be engendered in the person.<text:note text:id="ftn24" text:note-class="footnote"><text:note-citation>24</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But because music’s power depended on sympathetic resonance, the <text:span text:style-name="T1">effect</text:span>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P2"><text:soft-page-break/>The first is harmony itself. Second, number, and proportion. Third, the power and efficacy of the words to be pronounced in music itself; or, the oration. Fourth is the disposition of the hearers, or the subject’s capacity to remember things.<text:note text:id="ftn25" text:note-class="footnote"><text:note-citation>25</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If there must be this kind of congruence between music and listener, then it makes sense that Kircher acknowledges that music affects different people in different ways. First, Kircher concedes that geographic and cultural factors influence music style and its effect, such that Italians and Germans are moved by different styles and therefore compose differently. These national styles, he says, are the result of a national “genius” (that is, the special gift of that people), as well as environmental factors, such that Germans draw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6" text:note-class="footnote"><text:note-citation>26</text:note-citation><text:note-body><text:p text:style-name="Footnote">Ibid., 543–44.</text:p></text:note-body></text:note> </text:p>
      <text:p text:style-name="Text_20_body">Moreover, “just as different nations enjoy a different style of music, likewise within each nation, people of different temperaments appreciate different styles that conform the most to their natural inclinations.”<text:note text:id="ftn27" text:note-class="footnote"><text:note-citation>27</text:note-citation><text:note-body><text:p text:style-name="Footnote">Ibid.,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8" text:note-class="footnote"><text:note-citation>28</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29" text:note-class="footnote"><text:note-citation>29</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xt:soft-page-break/>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were still not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text:note text:id="ftn30" text:note-class="footnote"><text:note-citation>30</text:note-citation><text:note-body><text:p text:style-name="Footnote">Ibid., 551: “Nouerat enim prædicator fuorum auditorum inclinationem; nouerat chordam, quam tangere debebat.”</text:p></text:note-body></text:note><text:line-break/>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text:soft-page-break/>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2" text:outline-level="2">Danger and Doubt</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from the trustworthy institutional Church with its objectively operating sacraments, leaving them with only a subjective experience as assurance of salvation, and separating individual faith from the cultivation of a just society.<text:note text:id="ftn31" text:note-class="footnote"><text:note-citation>31</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text:soft-page-break/>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text:note text:id="ftn32" text:note-class="footnote"><text:note-citation>32</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text:line-break/>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catechism preaches that “in order for our minds to reach God, since nothing is more sublime than God, our mind needs to be pulled away from everything that pertains to the senses—something that we, in this natural life, do not have the capacity to do.”<text:note text:id="ftn33" text:note-class="footnote"><text:note-citation>33</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empowered by God’s grace to go beyond the senses, to reach “the assurance of things not seen” (Heb. XX). </text:p>
      <text:p text:style-name="Text_20_body">But even as the catechism stresses that sensory experience is inadequate, and human 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sensory experience, and ultimately to “firmly and steadfastly give assent” to the truth of God.</text:p>
      <text:p text:style-name="Text_20_body">Catholic leaders defended against the potential danger of this subjective element by <text:soft-page-break/>insisting that the certainty of faith and salvation came through the work of the Holy Spirit in the institutional Church, as Susan Schreiner demonstrates.<text:note text:id="ftn34" text:note-class="footnote"><text:note-citation>34</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good works were not necessary for salvation, Catholics emphasized that faith had to bear fruit in ethical action.</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punishment.<text:note text:id="ftn35" text:note-class="footnote"><text:note-citation>35</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6" text:note-class="footnote"><text:note-citation>36</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text:span text:style-name="T1">Spiritual Exercises</text:span> for discerning the validity of their religious sensations, and for using those experiences to make decisive changes in life, as part of a radical commitment of the self to God.<text:note text:id="ftn37" text:note-class="footnote"><text:note-citation>37</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involved with <text:soft-page-break/>subjective experience to such a degree that they even interpreted the dreams of native people in New Spain.<text:note text:id="ftn38" text:note-class="footnote"><text:note-citation>38</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9" text:note-class="footnote"><text:note-citation>39</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note text:id="ftn40" text:note-class="footnote"><text:note-citation>40</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faithfully:</text:p>
      <text:p text:style-name="P2">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T1">oído</text:span>], like some polyphonic music [<text:span text:style-name="T1">una música concertada</text:span>] or the clanging of <text:soft-page-break/>bells […]. It matters little to hear someone perform one kind of music that is better than some other, if it does not move me more than the other to do works; because, although they have spoken marvels, then they are forgotten, as they do not infuse fire into the will.<text:note text:id="ftn41" text:note-class="footnote"><text:note-citation>41</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and it seems to deliberately echo the “love” chapter of 1 Corinthians in insisting that, as Juan says elsewhere, “a single work or act of the will done in charity is more precious before God than all the visions and revelations and communications from heaven that there can be.”<text:note text:id="ftn42" text:note-class="footnote"><text:note-citation>42</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uan’s <text:span text:style-name="T1">Ascent of Mount Carmel</text:span>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is order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hey trust that power to <text:soft-page-break/>produce godly effects. Later Catholics who shared Juan’s ascetic bent, or his pastoral concern with spiritual growth, saw that power as a danger or even an opening for diabolical influence.</text:p>
      <text:h text:style-name="Heading_20_3" text:outline-level="3">Cultural Conditioning in Hearing</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note text:id="ftn43" text:note-class="footnote"><text:note-citation>43</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note text:id="ftn44" text:note-class="footnote"><text:note-citation>44</text:note-citation><text:note-body><text:p text:style-name="Footnote">Bailey, <text:span text:style-name="T1">Art on the Jesuit Missions</text:span>;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note text:id="ftn45" text:note-class="footnote"><text:note-citation>45</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text:soft-page-break/>practices across the globe, than by any European church music.<text:note text:id="ftn46" text:note-class="footnote"><text:note-citation>46</text:note-citation><text:note-body><text:p text:style-name="Footnote">Ibid., 637–38.</text:p></text:note-body></text:note> </text:p>
      <text:p text:style-name="Text_20_body">In the realm of visual art, even where Jesuits wrote to their superiors in Rome praising the natives’ uncanny ability to copy European models, the actual surviving artifacts often bear strong traces of indigenous methods, aesthetics, and religious understandings.<text:note text:id="ftn47" text:note-class="footnote"><text:note-citation>47</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48" text:note-class="footnote"><text:note-citation>48</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49" text:note-class="footnote"><text:note-citation>49</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ext:soft-page-break/>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as Derek Massarella puts it) “European Jesuits must accommodate themselves to Japanese manners and customs.”<text:note text:id="ftn50" text:note-class="footnote"><text:note-citation>50</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P2">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P2">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ogether, at the same time, they produce a certain remarkable harmony […] all of which, […] together with the sounds of the musical instruments, are wonderfully pleasing to the ear of the listener […].</text:p>
      <text:p text:style-name="P2">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text:soft-page-break/>note shapes, have hugely enriched this art.<text:note text:id="ftn51" text:note-class="footnote"><text:note-citation>51</text:note-citation><text:note-body><text:p text:style-name="Footnote">Ibid., 155–56.</text:p></text:note-body></text:note></text:p>
      <text:p text:style-name="First_20_paragraph">Michael’s friend Linus responds with a statement that surely understates the attitude of many non-Europeans whose ears had not yet been trained for European music:</text:p>
      <text:p text:style-name="P2">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2" text:note-class="footnote"><text:note-citation>52</text:note-citation><text:note-body><text:p text:style-name="Footnote">Ibid., 156.</text:p></text:note-body></text:note></text:p>
      <text:h text:style-name="Heading_20_3" text:outline-level="3">Obstacles to Faith and Mistrust of Hearing</text:h>
      <text:p text:style-name="First_20_paragraph">How, then, could the Church overcome such an impediment? What if a person simply lacked the proper disposition to hear the Word with faith? The figure of the unbelieving Jew functioned as a warning for Spanish Catholics against the danger of “listening to Faith without faith,” as the character <text:span text:style-name="T1">Judaísmo</text:span> expresses it in a sacred drama by Spanish court poet Pedro Calderón de la Barca, <text:span text:style-name="T1">El nuevo palacio del Retiro</text:span>. The allegorical character “Judaism” becomes a vivid representation of the incapacity to acquire faith, <text:span text:style-name="T1">despite</text:span> the sense of hearing.</text:p>
      <text:p text:style-name="Text_20_body">This Corpus Christi mystery play (<text:span text:style-name="T1">auto sacramental</text:span>), was performed in 1634 to inaugurate Philip IV’s new palace-retreat, the Buen Retiro.<text:note text:id="ftn53" text:note-class="footnote"><text:note-citation>53</text:note-citation><text:note-body><text:p text:style-name="Footnote">Pedro Calderón de la Barca, <text:span text:style-name="T1">El Nuevo Palacio Del Retiro</text:span>, ed. Alan K. G. Paterson, Autos Sacramentales Completos de Calderón 19 (Pamplona: Universidad de Navarra, 1998).</text:p></text:note-body></text:note> The play glorifies the Spanish monarch as the guardian of faith—since one cannot say <text:span text:style-name="T1">Felipe</text:span> without saying <text:span text:style-name="T1">Fe</text:span> (ll. XXX). Having thus named the allegorical character of the King, the playwright even risks blasphemy by having the King pronounce Christ’s words of Eucharistic consecration, “This is my body”—inviting hearers to consider Philip as the vicar of Christ or even as Christ himself. The play, in <text:soft-page-break/>keeping with the typical themes of Corpus Christi Eucharistic devotion, presents a discourse on sensation and belief—since the Eucharist defies normal sensation and must be perceived through faith. By staging a contest of the senses before Faith (all personified as characters), Calderón promulgates the church’s teaching that unless one possessed the divinely implanted virtue of faith to begin with, the senses could actually become obstacles to faith obstacles to faith.</text:p>
      <text:p text:style-name="Text_20_body">If the King was the defender of the faith, then Judaism was its enemy, as dramatized by the long portion of the play that centers on Judaism’s incapacity for faith. Judaism is forcefully excluded from the festivities celebrated within the play, which culminate with the consecration of the Eucharist. Instead Judaism stands to the side and asks the character Faith to explain each event to him (Poem example 1). But despite trying to connect Faith’s message with what he knows of the Hebrew Scriptures, Judaism cannot accept any of these explanations. In fact he is unable to believe what Faith has said, because, as he says in an increasingly embittered refrain, “I have listened to Faith without Faith.”</text:p>
      <text:p text:style-name="Text_20_body">[insert float: Poem example 1]</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text:soft-page-break/>prevails—but only after confessing to his own incertitude. Each personified sense competes for a laurel prize awarded by Faith (Poem example 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T1">desconfianza</text:span>—a term that can mean humility as well as lack of confidence and even mistrust.</text:p>
      <text:p text:style-name="Text_20_body">[insert float: Poem example 2]</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4" text:note-class="footnote"><text:note-citation>54</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text:soft-page-break/>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3" text:outline-level="3">Hearing the Word in Community</text:h>
      <text:p text:style-name="First_20_paragraph">Catholic devotional music provided a practical medium for both appealing to the ear and training it, though music amplified the challenges of acquiring faith through hearing. Music could be a way to make faith pleasing to the ear, as Kircher describes, but this only worked if the ear was trained to find such music pleasing. Likewise, techniques that gave sense and meaning to music—structures of phrasing, contrapuntal devices, symbolic and figurative word-painting—were not universally intelligible. Religious ear training required individual discipline to avoid the dangers of over-reliance on subjective sensory experience. In an ideal Catholic scenario, musical training also disciplined the whole community as participants through performance or listening, and in missionary and colonial contexts, it required the community to change its expectations of music to fit European norms.</text:p>
      <text:p text:style-name="Text_20_body">For this reason post-Reformation Catholics emphasized the Church as the source of certainty in faith, as the living embodiment of Christ the Word in the world. The virtue of man as <text:soft-page-break/>Neoplatonic microcosm was reflected in the broader society and in turn depended on it. Propagating faith, then, meant trying to establish not just individual Christians, but also building a Christian society as the body of Christ. For Roman Catholics, the Church was the gospel.</text:p>
      <text:p text:style-name="Text_20_body">As Catholics worked to create Christian communities, music was a potent tool for creating harmony, for instituting social discipline as a reflection of the heavenly hierarchy.<text:note text:id="ftn55" text:note-class="footnote"><text:note-citation>55</text:note-citation><text:note-body><text:p text:style-name="Footnote">Baker, <text:span text:style-name="T1">Imposing Harmony</text:span>; Irving, <text:span text:style-name="T1">Colonial Counterpoint</text:span>; Illari, “Polychoral Culture.”</text:p></text:note-body></text:note> This is why the Franciscan friars in New Spain and the Jesuit priests in Brazil not only started parishes, but also trained choirs. The musical efforts of the colonizing church concretely built social relationships through musical training. Forming choirs of boys and training ensembles of village musicians in colonial Mexico were practical means of establishing the Church and propagating faith on individual and communal levels. Inculcating faith through music—the kind of fully formed faith that resulted in a faithful life as part of the community of the Church—meant more than a one-on-one dialogue between “the music” and “the listener.” The musical ritual of the seventeenth-century Church involved a large number of community participants, for whom performing music with the body and hearing it were inextricably linked.</text:p>
      <text:p text:style-name="Text_20_body">In terms of the most influential medieval music theorist Boethius (<text:span text:style-name="T1">De musica</text:span>), whose concept of music was foundational to the major Spanish music treatises like that of Pedro Cerone, well-tuned <text:span text:style-name="T1">musica instrumentalis</text:span> (sounding, played music) could harmonize the <text:span text:style-name="T1">musica humana</text:span>—the harmony of the individual in body and soul, reason and passion, but also the concord of human society.<text:note text:id="ftn56" text:note-class="footnote"><text:note-citation>56</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 Baker, <text:span text:style-name="T1">Imposing Harmony</text:span>, 22–31.</text:p></text:note-body></text:note> All this could better reflect the cosmic <text:span text:style-name="T1">musica mundana</text:span> and ultimately the harmonies of the triune God.</text:p>
      <text:p text:style-name="Text_20_body">Catholic music, then, was not <text:span text:style-name="T1">about</text:span> society; it was a form <text:span text:style-name="T1">of</text:span> society. The challenge of <text:soft-page-break/>cultural conditioning led Catholics to experiment with, and argue about, new ways of communicating across boundaries of language and customs. Devotional music provided one way to make faith appeal to hearing, if some way could be found to overcome the “impediment” of the “normal expectations in listening to singing” of non-Europeans, as the Japanese ambassadors’ dialogue puts it. At the same time, Catholics of the seventeenth century were encouraged to doubt their senses as much as to trust them; to submit their sensory experience to the authority of the church; and to be wary of the possibility that some people may lack the capacity for faithful hearing entirely.</text:p>
      <text:h text:style-name="Heading_20_2" text:outline-level="2">The Primacy of Hearing in Villancicos</text:h>
      <text:p text:style-name="First_20_paragraph">Villancicos manifest many of these same theological preoccupations and anxieties. They do not answer the questions we have raised—in fact some of them intensify the problems; but they do provide evidence for a broad public discourse about sensation and faith even as these pieces of music were themselves objects to be sensed and believed.</text:p>
      <text:p text:style-name="Text_20_body">Like most of the other sources discussed in this chapter, villancicos were created by members of the literate elite, and thus they represent first of all a discourse between those elite poets, musicians, and churchmen. At the same time, though, villancicos were generally performed in public festivities with varied audiences. Compared with the royal pomp and verbal virtuosity of Calderón’s Corpus Christi drama, for example, villancicos were performed in settings where there could be more proximity between people of different social strata.</text:p>
      <text:p text:style-name="Text_20_body">It is legitimate to ask, as José María Díez Borque has done for Calderonian drama, how <text:soft-page-break/>much listeners could actually hear and understand of these complex performances.<text:note text:id="ftn57" text:note-class="footnote"><text:note-citation>57</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The same question should be asked of Italian opera, German sacred concertos, and English anthems of the same period. There are not, at present, sufficient sources to reconstruct the sociology of villancico audiences for all their varied performance contexts around the world. But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58" text:note-class="footnote"><text:note-citation>58</text:note-citation><text:note-body><text:p text:style-name="Footnote">Margit Frenk, <text:span text:style-name="T1">Entre La Voz Y El Silencio: La Lectura En Tiempos de Cervantes</text:span> (Madrid: Fondo de Cultura Económica, 2005).</text:p></text:note-body></text:note> And while we may not know exactly who listened to villancicos, the musical sources do tell us what they heard with a far greater degree of specificity than is possible for literature alone.</text:p>
      <text:p text:style-name="Text_20_body">Through vernacular poetry and likely also through musical style, the creators and performers of villancicos addressed a broad public audience. These pieces often represented complex theological concepts, but they made these concepts accessible in quite a different way than a theological treatise or even a sermon. As individual villancicos were repeated, and as conventional villancico types were performed at multiple festivals each year, these pieces must have shaped attitudes and beliefs in the broader community.</text:p>
      <text:h text:style-name="Heading_20_3" text:outline-level="3">Contests of the Senses and Early Modern Concepts of Sensation</text:h>
      <text:p text:style-name="First_20_paragraph">Two villancicos from Segovia in the later seventeenth century demonstrate how a sophisticated discourse on sensation and faith was presented through devotional music. The contest of the senses in Calderón’s play is echoed in villancicos by successive chapelmasters at Segovia Cathedral. Miguel de Irízar was born in 1634 and served at Segovia from 1671 until his <text:soft-page-break/>death in 1684. Jerónimo de Carrión, born in 1660, followed after Irízar in 1684 and died in 1721.<text:note text:id="ftn59" text:note-class="footnote"><text:note-citation>59</text:note-citation><text:note-body><text:p text:style-name="Footnote">José López-Calo, <text:span text:style-name="T1">La Música En La Catedral de Segovia</text:span>, 2 vols. (Segovia: Diputación Provincial de Segovia, 1988).</text:p></text:note-body></text:note> Both chapelmasters set variants of the same villancico poem, <text:span text:style-name="T1">Si los sentidos queja forman del Pan divino</text:span>, which was attributed to Zaragoza poet Vicente Sánchez in the posthumous publication of his works in 1688.<text:note text:id="ftn60" text:note-class="footnote"><text:note-citation>60</text:note-citation><text:note-body><text:p text:style-name="Footnote">Vicente Sánchez, <text:span text:style-name="T1">Lyra Poética de Vicente Sanchez, Natvral de La Imperial Civdad de Zaragoza. Obras Posthvmas</text:span> (Zaragoza, 1688).</text:p></text:note-body></text:note></text:p>
      <text:p text:style-name="Text_20_body">The Segovia Cathedral archive preserves manuscript performing parts for both settings along with Irízar’s draft score for his version. Irízar corresponded with a peninsular network of musicians, often about exchanging villancico poetry; he probably received this poem from a colleague in Zaragoza. He drafted his scores on the backsides and in the margins of these letters in makeshift notebooks.<text:note text:id="ftn61" text:note-class="footnote"><text:note-citation>61</text:note-citation><text:note-body><text:p text:style-name="Footnote">The performing parts for Irízar’s setting are in E-SE: 5/32; those for Carrión’s are in E-SE: 28/25. Irízar’s letters and compositional process will be discussed further in a later chapter. See also 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text:p>
      <text:p text:style-name="Text_20_body">The estribillo invites hearers to imagine the senses “filing a complaint” against the bread of the Eucharist because “what they sense is not by faith consented”—playing on <text:span text:style-name="T1">sentido</text:span>, the word for sense (Poem example 3). Each of the coplas treats a different sense, following nearly the same order as in Calderón’s play: Sight comes first, followed by Touch; next are Taste and Smell, and Hearing comes last (Table 1).</text:p>
      <text:p text:style-name="Text_20_body">[insert float: Poem example 3]</text:p>
      <text:p text:style-name="Text_20_body">[insert float: Table 1]</text:p>
      <text:p text:style-name="Text_20_body">The poem’s treatment of the senses reflects a common physiological model of sensation and perception, as educated Spaniards would have learned from the kind of theological treatises preserved from seminary and convent libraries in Spain and Mexico. Spanish theologians always treated Vision as the first and highest of the five exterior senses. A typical example is the 1557 <text:soft-page-break/>natural-philosophy textbook <text:span text:style-name="T1">Phisica, Speculatio</text:span> by an Augustinian friar in New Spain, Alphonsus à Veracruce.<text:note text:id="ftn62" text:note-class="footnote"><text:note-citation>62</text:note-citation><text:note-body><text:p text:style-name="Footnote">Alphonsus à Veracruce, <text:span text:style-name="T1">Phisica, Specvlatio</text:span> (Mexico City, 1557).</text:p></text:note-body></text:note> Veracruce summarizes the traditional Catholic teaching, which drew on Aristotle as interpreted by Thomas Aquinas. Veracruce’s Latin treatise accords with Fray Luis de Granada’s widely read Spanish <text:span text:style-name="T1">Introduction to the Creed</text:span> of 1583.<text:note text:id="ftn63" text:note-class="footnote"><text:note-citation>63</text:note-citation><text:note-body><text:p text:style-name="Footnote">Fray Luis de Granada, <text:span text:style-name="T1">Introducción del símbolo de la fe</text:span>, Biblioteca de autores españoles 6 (1583; repr., Madrid: M. Rivadeneyra, 1871); Fray Luis de Granada, <text:span text:style-name="T1">Introducción del Símbolo de la Fe [Pt. 1]</text:span>, ed. José María Balcells (Madrid: Cátedra, 1989).</text:p></text:note-body></text:note></text:p>
      <text:p text:style-name="Text_20_body">Table 2 shows how Fray Luis explains the relationship of the five exterior senses to the interior senses, including the affective faculty, in which the sensory stimuli interacted with the balance of bodily humors.<text:note text:id="ftn64" text:note-class="footnote"><text:note-citation>64</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text:span text:style-name="T1">spiritus animales</text:span>,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memory. All of these exterior and interior senses were part of the <text:span text:style-name="T1">ánima sensitiva</text:span>, the sensing, reasoning soul. In addition to these senses the <text:span text:style-name="T1">ánima sensitiva</text:span> possessed an affective faculty, in which the balance of humors in the body interacted with the interior and exterior senses to produce different “passions” or “affects” (Fray Luis uses <text:span text:style-name="T1">pasiones</text:span> and <text:span text:style-name="T1">afectos</text:span> interchangeably). Based on a fundamental dichotomy like magnetism between attraction and repulsion, this “concupiscible” part of the soul experienced three primary pairs of passions: love and hate, desire and fear, joy and sadness.</text:p>
      <text:p text:style-name="Text_20_body">[insert float: Table 2]</text:p>
      <text:p text:style-name="Text_20_body">The act of sensation, then, involved the entire body and soul, in a pre-Cartesian holistic model; but the external senses differed in how they connected the external world to the internal <text:soft-page-break/>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65" text:note-class="footnote"><text:note-citation>65</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known object.”<text:note text:id="ftn66" text:note-class="footnote"><text:note-citation>66</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text:p>
      <text:p text:style-name="Text_20_body">The poetic contests of the senses thus rearrange the traditional scholastic hierarchy by putting Hearing at the end for a dramatic climax. Sight comes first, but Hearing, the underdog competitor, triumphs at the last.<text:note text:id="ftn67" text:note-class="footnote"><text:note-citation>67</text:note-citation><text:note-body><text:p text:style-name="Footnote">Irízar alone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text:soft-page-break/>(coplas 5 and 6) are similarly hindered by their ability only to perceive material accidents and not spiritual substance.</text:p>
      <text:p text:style-name="Text_20_body">Sánchez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h text:style-name="Heading_20_3" text:outline-level="3">Staging the Contest in Sound: Irízar and Carrión at Segovia Cathedral</text:h>
      <text:p text:style-name="First_20_paragraph">The two surviving settings of <text:span text:style-name="T1">Si los sentidos</text:span> by Irízar and Carrión stage this contest of the senses in sound. Their contrasting styles invite different types of involvement from listeners. In the earlier setting, for Corpus Christi 1674 at Segovia Cathedral (Music example 1), Miguel de Irízar creates a musical competition in grand festival style by pitting his two four-voice choirs against each other in polychoral dialogue.<text:note text:id="ftn68" text:note-class="footnote"><text:note-citation>68</text:note-citation><text:note-body><text:p text:style-name="Footnote">Andrew A. Cashner, ed., <text:span text:style-name="T1">Villancicos About Music from Seventeenth-Century Spain and New Spain</text:span>, Web Library of Seventeenth-Century Music 32 (Society for Seventeenth-Century Music, 2017), <text:a xlink:type="simple" xlink:href="http://www.sscm-wlscm.org/" text:style-name="Internet_20_link" text:visited-style-name="Visited_20_Internet_20_Link"><text:span text:style-name="Definition">http://www.sscm-wlscm.org/</text:span></text:a>. E-SE: 5/32 is the manuscript performing parts in a copyist’s hand, while E-SE: 18/19 is the draft score in Irízar’s hand, and includes the heading, “Fiesta del SSantissimo de este año del 1674.”</text:p></text:note-body></text:note> </text:p>
      <text:p text:style-name="Text_20_body">Polychoral dialogue, of cours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T1">no se den por sentidos</text:span> becomes <text:span text:style-name="T1">no se den</text:span> and then <text:span text:style-name="T1">no, no</text:span>.</text:p>
      <text:p text:style-name="Text_20_body">[insert float: Music example 1]</text:p>
      <text:p text:style-name="Text_20_body">Irízar creates a steadily increasing sense of excitement through shifts of rhythmic motion <text:soft-page-break/>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rnary meter and increases the rate of harmonic motion. The sense of antagonism is heightened when one choir interrupts the other with exclamations of <text:span text:style-name="T1">no</text:span> on normally weak beats (mm. 13–14). When Irízar returns to duple meter in m. 18, the voices move in smaller note values (<text:span text:style-name="T1">corcheas</text:span>) and exchange shorter phrases, so that the tempo feels faster (and the actual tempo could certainly be increased here in performance). Each choir’s entrances become more emphatic, repeating tones in simple triads, and Irízar adds more offbeat accents and syncopations, particularly for <text:span text:style-name="T1">no se den por sentidos los sentidos</text:span> in mm. 24–32. The estribillo builds to a climactic <text:span text:style-name="T1">peroratio</text:span> with the voices breaking into imitative texture in descending melodic lines.</text:p>
      <text:p text:style-name="Text_20_body">The distinguishing stylistic characteristics of the setting suggest that Irízar is evoking a musical battle topic, a style one may find in <text:span text:style-name="T1">batallas</text:span> for organ as well as other villancicos on military themes.<text:note text:id="ftn69" text:note-class="footnote"><text:note-citation>69</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who discusses examples including those in Martín y Coll’s <text:span text:style-name="T1">Huerto ameno de flores de música</text:span> (Madrid, 1709). Another villancico in this style is Antonio de Salazar’s <text:span text:style-name="T1">Al campo, a la batalla</text:span> (MEX-Mc: A28).</text:p></text:note-body></text:note></text:p>
      <text:p text:style-name="Text_20_body">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3–3–2 syncopations on <text:span text:style-name="T1">no se den por sentidos los sentidos</text:span> (mm. 25–26, 31–32, 43–46).</text:p>
      <text:p text:style-name="Text_20_body">Irízar sets the coplas, by contrast, in a sober and deliberate style. The melody moves more <text:soft-page-break/>calmly in duple meter with melodic phrases that fit well with the rhetorical structure of the poetic strophes. Irízar has the treble soloist sing the third and fourth lines of each strophe in short phrases, where the latter phrase repeats the former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he coplas provide more of an opportunity to teach.</text:p>
      <text:p text:style-name="Text_20_body">Irízar’s villancico seems to speak to a large crowd through grand, unsubtle gestures and sharp contrasts of bright colors. By contrast, Jerónimo de Carrión’s later setting of the same poem invites a more personal reflection (Music example 2).<text:note text:id="ftn70" text:note-class="footnote"><text:note-citation>70</text:note-citation><text:note-body><text:p text:style-name="Footnote">E-SE: 20/5; Cashner, <text:span text:style-name="T1">Villancicos About Music</text:span>.</text:p></text:note-body></text:note></text:p>
      <text:p text:style-name="Text_20_body">[insert float: Music example 2]</text:p>
      <text:p text:style-name="Text_20_body">Carrión was capable of the festival style, as in his <text:span text:style-name="T1">Qué destemplada armonía</text:span> (E-SE: 20/5), which almost takes on the dimensions of a <text:span text:style-name="T1">cantada</text:span>. But this setting fits more in the subgenre of <text:span text:style-name="T1">tono divino</text:span> or chamber villancico, a continuo song used in more intimate settings like Eucharistic devotion.<text:note text:id="ftn71" text:note-class="footnote"><text:note-citation>71</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text:p>
      <text:p text:style-name="Text_20_body">The dialogue and rivalry of the poetic text happens now not through polychoral effects but through motivic exchanges between voice and accompaniment. Instead of metrical contrasts from one section to the next, Carrión creates rhythmic contrasts between simultaneous voices. <text:soft-page-break/>Carrión dramatizes <text:span text:style-name="T1">queja</text:span> (m. 4) with a metrical disagreement between the two voices (normal ternary motion versus the voice’s sesquialtera). The descending pattern of leaps for <text:span text:style-name="T1">porque lo que ellos sienten</text:span> perhaps suggests the confusion and tumult of the senses, and it creates a certain amount of rhythmic confusion as it moves between voices. Carrión creates a climax through a canon between soloist and accompaniment in mm. 36–40 that leads the singer to the top of his register. The upward leaps in the last line on <text:span text:style-name="T1">no se den</text:span> (m. 32) contrast with the downward leaping motive of the opening (on <text:span text:style-name="T1">sentidos</text:span>, m. 1).</text:p>
      <text:p text:style-name="Text_20_body">The similarities between these two settings of <text:span text:style-name="T1">Si los sentidos</text:span> demonstrate the persistence of concerns about the hearing’s role in faith. Meanwhile the differences between versions reflect different styles not only of composition but of devotional practice. Irízar and Carrión take a verbal discourse on sensation and faith, in which music is the paradigm of something that pleases the ear, and bring it to life through actual music. Thus the pieces seem designed to teach listeners how to hear music even as they are listening—they accommodate hearing while training it, as the catechism says.</text:p>
      <text:h text:style-name="Heading_20_3" text:outline-level="3">Sensory Confusion</text:h>
      <text:p text:style-name="First_20_paragraph">While the <text:span text:style-name="T1">Si los sentidos</text:span> villancicos may not project as much uncertainty about sensation and faith as does Calderón’s <text:span text:style-name="T1">El nuevo palacio del Retiro</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he <text:soft-page-break/>previous chapter that many villancicos feature auditory “special effects” like echoes, voices imitating instruments, and voices imitating birdsong. Such pieces might be compared to the contemporary rise of <text:span text:style-name="T1">trompe l’oeil</text:span> effects in visual art, like the illusion of the heavens opening in the <text:span text:style-name="T1">Transparente</text:span> of Toledo Cathedral (by Narciso Tomé, 1732) or the false domes painted by Andrea Pozzo and his students on Jesuit church ceilings from Rome to China.<text:note text:id="ftn72" text:note-class="footnote"><text:note-citation>72</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 in the spirit of paradox and enigma.<text:note text:id="ftn73" text:note-class="footnote"><text:note-citation>73</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fragment <text:span text:style-name="T1">Porque cuando las voces puedan pintarla</text:span> (If voices could only paint her) (E-Mn: M3881/44).</text:p>
      <text:p text:style-name="Text_20_body">Cristóbal Galán, master of the Royal Chapel (1680–1684, after serving as chapelmaster at Segovia Cathedral) juxtaposes hearing and vision in a villancico for the Conception of Mary.<text:note text:id="ftn74" text:note-class="footnote"><text:note-citation>74</text:note-citation><text:note-body><text:p text:style-name="Footnote">D-Mbs: Mus. ms. 2893, edition in Cabero Pueyo, <text:span text:style-name="T1">Der Villancico</text:span>, 567–68.</text:p></text:note-body></text:note> Galán’s text exhorts listeners to “hear the bird” and “see the voice.” The visual language in this villancicos evokes the common iconography of the Holy Spirit as a dove surrounded by golden rays, such as may be seen in the Monastery of the Encarnación in Madrid, where the Royal Chapel frequently performed.<text:note text:id="ftn75" text:note-class="footnote"><text:note-citation>75</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confusion” of sight and hearing, which is projected partly through irregular poetic meter (Poem example 4).<text:note text:id="ftn76" text:note-class="footnote"><text:note-citation>76</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T1">equivocació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T1">¡Oigan!</text:span> and <text:span text:style-name="T1">¡Miran!</text:span> in sesquialtera rhythm.</text:p>
      <text:p text:style-name="Text_20_body"><text:soft-page-break/>[insert float: Poem example 4]</text:p>
      <text:p text:style-name="Text_20_body">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p>
      <text:p text:style-name="Text_20_body">[insert float: Figure 1]</text:p>
      <text:p text:style-name="Text_20_body">In texture Galán plays with <text:span text:style-name="T1">qué equivocación</text:span> literally by setting these words to an equal-voiced fugato on a long ascending scalar figure (starting with the Tiple II’s stepwise ascent A<text:span text:style-name="T2">4</text:span>–G<text:span text:style-name="T2">5</text:span>). The sudden outburst of polyphonic texture in the midst of primarily homophonic polychoral dialogue could create a more affective sense of confusion as well. As the estribillo continues, Galán increasingly mixes up the music for <text:span text:style-name="T1">Oigan todos del ave</text:span>, the sesquialtera interjections, and the contrapuntal texture of <text:span text:style-name="T1">qué equivocación</text:span>, between the various choirs.</text:p>
      <text:p text:style-name="Text_20_body">Pieces like this describe and seek to incite a condition of sensory overload, an ecstasy in which all the senses blend together in the effort to grasp something that is beyond them.<text:note text:id="ftn77" text:note-class="footnote"><text:note-citation>77</text:note-citation><text:note-body><text:p text:style-name="Footnote">This notion is part of the Catholic heritage that shaped Olivier Messiaen’s concept of “dazzlement.”</text:p></text:note-body></text:note> Such pieces provide further evidence that Catholic religious arts could not be reduced to the function of simply teaching doctrine; these pieces train the senses by appealing to them directly. They <text:soft-page-break/>seem intended to provoke listeners to a higher form of sensation, to a holy dismay and wonder that would lead to true, faithful perception.</text:p>
      <text:h text:style-name="Heading_20_2" text:outline-level="2">Impaired Hearers, Incompetent Teachers: “Villancicos of the Deaf”</text:h>
      <text:p text:style-name="First_20_paragraph">The problem of lacking the capacity for faithful hearing is evident in villancicos that represent deaf characters. The final section of this chapter presents two <text:span text:style-name="T1">villancicos de sordos</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man who is deaf or hard of hearing.</text:p>
      <text:h text:style-name="Heading_20_3" text:outline-level="3">Laughing at the Deaf: Juan Gutiérrez de Padilla (Puebla, 1651)</text:h>
      <text:p text:style-name="First_20_paragraph">In a piece labeled <text:span text:style-name="T1">sordo</text:span> in the partbooks, Juan Gutiérrez de Padilla creates a comic dialogue between a religious teacher and a “deaf” man named Toribio (Poem example 5). The villancico, which begins <text:span text:style-name="T1">Óyeme, Toribio</text:span> and is labeled as a “Dúo con bajón,” was performed in Matins for Christmas at Puebla Cathedral in 1651.<text:note text:id="ftn78" text:note-class="footnote"><text:note-citation>78</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It is part of Padilla’s earliest surviving Christmas cycle for the new cathedral, which had been consecrated in 1649.<text:note text:id="ftn79" text:note-class="footnote"><text:note-citation>79</text:note-citation><text:note-body><text:p text:style-name="Footnote">Another villancico by Padilla is discussed in the next chapter. See also Cashner, “Playing Cards at the Eucharistic Table”; Gustavo Mauleón Rodríguez, ed., <text:span text:style-name="T1">Juan Gutiérrez de Padilla Y La época Palafoxiana</text:span> (Puebla: Gobierno del Estado de Puebla, Secretaría de Cultura, 2010).</text:p></text:note-body></text:note> Though two key partbooks are missing, including the Tenor I part who played the deaf man, the dialogue can be reconstructed because the lyrics of the deaf man’s part were written in the surviving bass part.<text:note text:id="ftn80" text:note-class="footnote"><text:note-citation>80</text:note-citation><text:note-body><text:p text:style-name="Footnote">The friar was played by the Altus I. The friar was probably accompanied by the Bassus I on <text:span text:style-name="T1">bajón</text:span>, but this partbook is missing. The deaf man was played by the Tenor I, but this partbook is missing. The deaf man was accompanied by the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text:soft-page-break/>with surviving music, from Christmas 1651, currently inaccessible in a private collection in Puebla. Gustavo Mauleón Rodríguez, who alone has access to the collection, kindly shared with me a few pages of this imprint but not the ones including this poem. </text:p>
      <text:p text:style-name="Text_20_body">[insert float: Poem example 5]</text:p>
      <text:p text:style-name="Text_20_body">Playing with a conventional villancico type of a dialogue between a <text:span text:style-name="T1">docto</text:span> and a <text:span text:style-name="T1">simple</text:span>—a learned man and a simpleton—Padilla’s villancico stages a parody of catechism instruction. The friar’s attempts to communicate with the “deaf” man fail, and this prompts the five-voice chorus to warn the congregation against spiritual deafness. Padilla dramatizes the two characters’ unsuccessful attempts to communicate through disjunctions of rhythm and mode (Music example 3). Rhythmically, Padilla gives each singer a distinct “accent” in music: the friar’s musical speech is more fluent and sophisticated, while the deaf man’s speech is halting and clumsy, such as his questions “Eh? eh?” on an offbeat figure.</text:p>
      <text:p text:style-name="Text_20_body">[insert float: Music example 3]</text:p>
      <text:p text:style-name="Text_20_body">Padilla illustrates the men’s disagreement by having them fail to concur on where to cadence. Given the one-flat <text:span text:style-name="T1">cantus mollis</text:span> signature, the cadence points articulated by the extant bass part, and the final on F, Padilla probably would have categorized this piece as mode 11 or 12.<text:note text:id="ftn81" text:note-class="footnote"><text:note-citation>81</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but no sooner has the friar moved to D, than Toribio, saying, <text:soft-page-break/>“Out of that ear I hear even less!” moves to a cadence on C. This pushes the friar over the edge. He bursts out, “You are a sheer idiot!”—mimicking the deaf man’s halting short-long rhythms, and returning to his own final of F.</text:p>
      <text:p text:style-name="Text_20_body">After the dialogue in the introducción, the Altus I, who has been representing the friar, seems to turn away from the dramatic scenario and address the congregation as a preacher: “The laughter of the dawn will turn to sobs,” he says—referring to the Virgin Mary as the dawn—when, having given birth to the Word Incarnate, “her eyes see deaf men.” Padilla sets the final phrase about deaf men, with ten notes in black mensural notation that make a rhetorical <text:span text:style-name="T1">catabasis</text:span> as they descend in a leaping melodic sequence.</text:p>
      <text:p text:style-name="Text_20_body">When the rest of Chorus I joins in for the responsión, their repeated dotted rhythm suggests vivacious laughter and comic offbeat sobs on <text:span text:style-name="T1">sollozos</text:span> (Music example 4).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insert float: Music example 4]</text:p>
      <text:p text:style-name="Text_20_body">Through a mixture of sophisticated musical technique, high-minded theology, and low caricature that is characteristic of this composer, Padilla belittles actual deaf people as deficient, undignified, and deserving of laughter. Ironically, Padilla’s ensemble made their caricature at the same time that some Spanish churchmen, like Juan Pablo Bonet, were engaged in actually <text:soft-page-break/>ministering to deaf people.<text:note text:id="ftn82" text:note-class="footnote"><text:note-citation>82</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ext:p>
      <text:p text:style-name="Text_20_body">But the creators of <text:span text:style-name="T1">villancicos de sordos</text:span> seem more interested in exploiting the deaf to amuse and edify the hearing. Actual deafness is used here with the main goal of pointing to spiritual deafness: the “deaf men” that will make Mary weep are all people whose ears have been stopped by sin and cannot hear the divine Word of Christ with faith. In his 1611 Spanish dictionary, Sebastián de Covarrubias defines the <text:span text:style-name="T1">sordo</text:span> as “he who does not hear,” rather than he who is not <text:span text:style-name="T1">able</text:span> to hear. He adds, “There is no worse kind of deaf man than the one who is unwilling to hear.”<text:note text:id="ftn83" text:note-class="footnote"><text:note-citation>83</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p text:style-name="Text_20_body">In this view, if hearing is the paradigm of faith, then deafness is its opposite. While Calderón’s Judaism heard Faith without faith, the deaf men in villancicos cannot even hear Faith to begin with.</text:p>
      <text:h text:style-name="Heading_20_3" text:outline-level="3">Learning from the Deaf: Matías Ruíz (Madrid, 1671)</text:h>
      <text:p text:style-name="First_20_paragraph">The <text:span text:style-name="T1">Villancico de los sordos</text:span> by Matías Ruiz (E-E: Mús. 83-12) extends its parody to the catechist as well (Poem example 6). Ruiz was chapelmaster at the Real Convento de la Encarnación in Madrid, and the poetry imprint survives from what must have been the first performance there at Christmas, 1671.<text:note text:id="ftn84" text:note-class="footnote"><text:note-citation>84</text:note-citation><text:note-body><text:p text:style-name="Footnote">“Villancicos Que Se Han de Cantar En El Real Convento de La Encarnación, La Noche de Navidad, Este Año de 1671” (Madrid, 1671).</text:p></text:note-body></text:note> Here the <text:span text:style-name="T1">sordo</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Text_20_body"><text:soft-page-break/>[insert float: Poem example 6]</text:p>
      <text:p text:style-name="Text_20_body">The piece begins with soloist and chorus gleefully crying “On with the deaf man!” rather like a bunch of high-school bullies, telling everyone to speak up so he can hear. When the catechist and the <text:span text:style-name="T1">sordo</text:span> enter, Ruiz gives the two characters phrases that contrast melodically, harmonically, and rhythmically, to illustrate their inability to understand each other. The deaf man’s musical speech is abrupt, uncouth, and loud, fitting with the friar’s mockery of the deaf man’s unmodulated voice (Music example 5). The deaf man bursts on the scene with a scale from the top of his register to the bottom (F<text:span text:style-name="T2">4</text:span> to G<text:span text:style-name="T2">3</text:span>). The descent across vocal <text:span text:style-name="T1">passaggi</text:span> would encourage the singer to bawl the phrases in a coarse tone of voice. Ironically, a character with impaired sensation of sound is marked for the audience primarily by the kind of sounds he makes.</text:p>
      <text:p text:style-name="Text_20_body">[insert float: Music example 5]</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catechism lesson presented in the coplas, the friar quizzes his pupil on key doctrines of Christmas, classic topics in both scholastic and pastoral literature: Tell, <text:span text:style-name="T1">sordo</text:span>, he asks, how did God fulfill his word to the prophet-king David?What motivated Christ to become incarnate?<text:note text:id="ftn85" text:note-class="footnote"><text:note-citation>85</text:note-citation><text:note-body><text:p text:style-name="Footnote">See the next chapter for a discussion of such classic tropes of Christmas preaching in villancicos.</text:p></text:note-body></text:note> But the deaf man mishears every statement: he mistakes <text:span text:style-name="T1">sordo</text:span> for <text:span text:style-name="T1">gordo</text:span> (chubby), <text:soft-page-break/>and <text:span text:style-name="T1">profeta</text:span> (prophet) as <text:span text:style-name="T1">estafeta</text:span> (mailman).</text:p>
      <text:p text:style-name="Text_20_body">His supposed learning in the humanities leads only to confusion. When the friar lauds the <text:span text:style-name="T1">bailes</text:span> (dances) of Christmas, and says <text:span text:style-name="T1">el portal es nuestro alivio</text:span> (the stable is our remedy), the deaf man thinks he is citing <text:span text:style-name="T1">Tito Libio</text:span>. The humanist is puzzled: he has read the Classical historian Livy, he says, but Livy doesn’t say anything about <text:span text:style-name="T1">frailes</text:span> (friars).</text:p>
      <text:p text:style-name="Text_20_body">Hearing that the child Jesus is shivering with cold, the deaf man suggests he drink hot chocolate. The friar reassures him that “the Queen”—the Virgin Mary—is keeping the child bundled, such that he glows with warmth (<text:span text:style-name="T1">arde</text:span>). The deaf man now seems to feel that at last he has figured out what they are talking about, and sums up with satisfaction, <text:span text:style-name="T1">Esta es, por la mañana y tarde, la Reina de las bebidas</text:span> (Chocolate is, morning and evening, the Queen of beverages).</text:p>
      <text:p text:style-name="Text_20_body">One can imagine that Ruiz’s deaf man would invite the sympathies of listeners. He is an earthy, common character, focused on material comforts. He is keenly aware of the chill, as many older men are, and dotes tenderly onthe infant. The deaf man’s bumbling but endearing statements contrast strikingly with the friar’s abstract theology and clichéd poetic language. The text even reminds listeners of the deaf man’s response to mockery: he cannot hear the nine choirs of Christmas angels, so he asks them to sing out loudly, as long as they don’t say anything bad about him.</text:p>
      <text:p text:style-name="Text_20_body">Ruiz’s characters present a contrast of types of learning: the churchman who repeats the same teaching points in every catechism class, versus an ersatz humanist who has read Livy and <text:soft-page-break/>perhaps Ovid but may not understand them at all. Ruiz’s hard-of-hearing humanities scholar demonstrates a central tenet of Reformation-era Catholicism: that Classical learning alone is not enough to understand Christianity.<text:note text:id="ftn86" text:note-class="footnote"><text:note-citation>86</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Even so, the friar’s inability to teach this man demonstrates yet again the pervasive uncertainty about how faith could be made to appeal to hearing.</text:p>
      <text:p text:style-name="Text_20_body">Ruiz’s <text:span text:style-name="T1">Villancico de los sordos</text:span>, like the other pieces we have discussed, exalts hearing music as a means to faith—one which the deaf cannot understand. This is because the word <text:span text:style-name="T1">son</text:span> in the epigrammatic conclusion of the estribillo could mean not only sound but was also a term for a type of dance or song, according to the 1610 dictionary of Covarrubias. The villancico is built on a distinctive harmonic and rhythmic pattern of alternating ternary and sesquialtera groupings, which are especially clear on the phrase <text:span text:style-name="T1">los que no escuchan ni entienden el son</text:span> (Music example 6). This pattern bears a close resemblance to dance forms known as <text:span text:style-name="T1">son</text:span> today —most obviously, to the Mexican <text:span text:style-name="T1">huarache</text:span> familiar from the song “America” in Leonard Bernstein’s <text:span text:style-name="T1">West Side Story</text:span>.<text:note text:id="ftn87" text:note-class="footnote"><text:note-citation>87</text:note-citation><text:note-body><text:p text:style-name="Footnote"><text:span text:style-name="T1">Grove Music Online</text:span>, s. v. <text:span text:style-name="T1">huarache</text:span>.</text:p></text:note-body></text:note> Even if the reference to <text:span text:style-name="T1">son</text:span> is not this specific, the music certainly evokes the feeling of a social dance whose circle the deaf man is unable to join fully.</text:p>
      <text:p text:style-name="Text_20_body">[insert float: Music example 6]</text:p>
      <text:p text:style-name="Text_20_body">The creators of villancicos of the deaf could certainly have imagined that this music was contributing to the goal of spiritual ear training. There may be a higher theological point here about spiritual deafness, but both <text:span text:style-name="T1">sordo</text:span> villancicos make the point at the expense of real people with disabilities. Whether the music really accomplished that goal, or just provided amusement and reinforced cultural stereotypes for commoners, is a question that haunts the whole repertoire. In a pattern typical of this genre (and especially vexing in the “ethnic” villancicos), someone on <text:soft-page-break/>the margins of society is, through musical representation, welcomed to Christ’s manger, but the way he is represented actually emphasizes his exclusion from the community.<text:note text:id="ftn88" text:note-class="footnote"><text:note-citation>88</text:note-citation><text:note-body><text:p text:style-name="Footnote">Geoffrey Baker, “The ‘Ethnic Villancico’ and Racial Politics in 17th-Century Mexico,” in <text:span text:style-name="T1">Devotional Music in the Iberian World, 1450–1800: The Villancico and Related Genres</text:span>, ed. Tess Knighton and Álvaro Torrente (Aldershot, UK: Ashgate, 2007), 399–408; Geoffrey Baker, “Latin American Baroque: Performance as a Post-Colonial Act?” <text:span text:style-name="T1">Early Music</text:span> 3, no. 36 (2008): 441–48; Andrew A. Cashner, “Rhythm as Representation of Society in an <text:span text:style-name="T1">Ensaladilla</text:span> from Colonial Puebla, Mexico, 1652” 2015.</text:p></text:note-body></text:note> At the same time they also demonstrate a surprising levity about the church and its incompetent teachers.</text:p>
      <text:h text:style-name="Heading_20_3" text:outline-level="3">Failures of Faithful Hearing</text:h>
      <text:p text:style-name="First_20_paragraph">Critiquing both the poor level of theological knowledge among the lay people, and the low quality of teaching among the clergy, were both characteristic Tridentine postures.<text:note text:id="ftn89" text:note-class="footnote"><text:note-citation>89</text:note-citation><text:note-body><text:p text:style-name="Footnote">Kamen, <text:span text:style-name="T1">Early Modern European Society</text:span>, 56–57.</text:p></text:note-body></text:note> Antonio de Azevedo describes real-life scenes of failed catechesis:</text:p>
      <text:p text:style-name="P2">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T1">bozales</text:span>] in the matters of faith, that if you would ask them, how many are the persons of the Holy Trinity, some would say that they are seven, and others, fifteen; and others say about twenty—of this I am a good witness.</text:p>
      <text:p text:style-name="P2">And a principal friar of my order, I’ve heard that once he was asking a woman how many [persons in the Trinity] there were, and she said, “Fifteen.” And he said, “<text:span text:style-name="T1">Ay</text:span>, is that really your answer?” And then she wanted to correct herself, and she said, “<text:span text:style-name="T1">Ay Señor</text:span>, I think I was wrong—I’ll say there are five hundred.”<text:note text:id="ftn90" text:note-class="footnote"><text:note-citation>90</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illiterate laypeople but the religious orders and clerics who have failed to teach the basics of faith in a plain way, as Azevedo himself endeavors to do in his book:</text:p>
      <text:p text:style-name="P2"><text:soft-page-break/>It is a shame to see the ignorance that there is in many, in things of such importance […]. Because even though the religious orders and those who preach do declare the gospel, they do not explain the ABCs [<text:span text:style-name="T1">b, a, ba</text:span>] of Christianity; they do not want to deal with giving milk because this is the task of mothers, those lordly Curates or Orators, who are responsible for this task, and what I have described is their fault.<text:note text:id="ftn91" text:note-class="footnote"><text:note-citation>91</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he friars of Padilla’s and Ruiz’s villancicos seem to fit with Azevedo’s description of “lordly orators” who delight in lofty language, rather than motherly teachers who spell out the fundamentals of Christian faith. Azevedo’s critique, though, is motivated by the late-sixteenth-century Tridentine agenda of reform and education; Juan de la Cruz makes a similarcritique of preaching and music that delight the ears but do not effect the will. By the mid-seventeenth century, though, the function of Catholic religious art under developing “Baroque” aesthetics shifted away from the kind of“plain” instruction Azevedo models, toward more ornate, learned, and often arcane forms of expression. Composers of villancicos in the seventeenth century seem to have followed an ideal closer to Kircher’s Jesuit ideal of affectively powerful sacred music attuned to the varying desires of a broad audience.</text:p>
      <text:p text:style-name="Text_20_body">Few villancicos of the seventeenth century would satisfy Azevedo’s call to teach the “<text:span text:style-name="T1">b, a, ba</text:span> of Christianity.” Even the comic villancicos depend on learned plays of language and music, like the Classical references in Ruiz’s poetic text, or the play on modal cadences and black notation of Padilla’s music. This means that the depictions of imperfect hearing in the villancicos of the deaf themselves depended on the attention of listeners with well-trained ears.</text:p>
      <text:h text:style-name="Heading_20_2" text:outline-level="2"><text:soft-page-break/>“Make a Hedge around Your Ears”</text:h>
      <text:p text:style-name="First_20_paragraph">To understand the role of villancicos in the dynamics of hearing and faith,then, we must consider these performative texts as more than just one-way transmissions of religious teaching from the Church to listening worshipers. They sometimes raise more questions than they answer.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Listeners who wished to overcome the dangers and uncertainties involved with hearing devotional music were challenged to practice personal spiritual discipline in hearing. This notion is encapsulated in an emblem by Sebastián de Covarrubias, whose dictionary definition of deafness we discussed earlier (Figure 2). It shows two fragile-looking human ears, protected from the buffeting four winds by a crown of thorns. Its Latin motto is taken from Ecclesiasticus 28:28, “Make a hedge around your ears with thorns.”<text:note text:id="ftn92" text:note-class="footnote"><text:note-citation>92</text:note-citation><text:note-body><text:p text:style-name="Footnote">Sebastián de Covarrubias Orozco, <text:span text:style-name="T1">Emblemas morales</text:span> (Madrid, 1610), 202, “SEPI AVRES TVAS SPINIS.”</text:p></text:note-body></text:note> Covarrubias explains that our ears are endangered lest we “keep ourselves from hearing flattery, gossip, lies, and false doctrines; and so that these things will not reach our ears we must put a strong fence around them, and protect it with thorns.”<text:note text:id="ftn93" text:note-class="footnote"><text:note-citation>93</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yourself safe, take refuge in Christ and his crown.”<text:note text:id="ftn94" text:note-class="footnote"><text:note-citation>94</text:note-citation><text:note-body><text:p text:style-name="Footnote">Ibid., 202: “En esta vida, que es vna milica,/ Si asegurar quisieres tu persona,/ Amparate de Christo, y su corona.”</text:p></text:note-body></text:note></text:p>
      <text:p text:style-name="Text_20_body">[insert float: Figure 2]</text:p>
      <text:p text:style-name="Text_20_body"><text:soft-page-break/>Even if, then, the Church successfully made Christ the Word audible to the world, accommodating its teaching to the sense and intelligence of people of varying temperaments and cultural backgrounds, faithful hearing for Catholics still required individuals to discipline their ears to focus on Christ. Villancicos provided both an opportunity to hear the Word and a challenge to discern it and live accordingly. From a modern perspective, it would seem that some villancicos posed more of challenge in this respect than others, and not for the reasons that their creators might have intended: did the caricatures of deaf people in villancicos really move many listeners beyond simple mockery? Did the special rhetorical effects of villancico poetry and music edify more than they entertained? Or were such distinctions unimportant at the time? In any case, the fundamental Tridentine problem, of making faith appeal to hearing by both accommodating the senses and training them, remained a challenge for Catholics, both those who would teach through speech or song and those who would l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eX Gyre Termes Math" svg:font-family="'TeX Gyre Termes Math'"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text-indent="0.5in" style:auto-text-indent="false" style:writing-mode="page"/>
      <style:text-properties style:font-name="TeX Gyre Termes Math" fo:font-family="'TeX Gyre Termes Math'" style:font-style-name="Regular" style:font-pitch="variable"/>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TeX Gyre Termes Math" fo:font-family="'TeX Gyre Termes Math'" style:font-style-name="Regular"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TeX Gyre Termes Math" fo:font-family="'TeX Gyre Terme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TeX Gyre Termes Math" fo:font-family="'TeX Gyre Terme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7-11-28T20:20:12.112380467</dc:date>
    <meta:editing-duration>PT8M5S</meta:editing-duration>
    <meta:editing-cycles>1</meta:editing-cycles>
    <meta:document-statistic meta:table-count="0" meta:image-count="0" meta:object-count="0" meta:page-count="59" meta:paragraph-count="267" meta:word-count="17488" meta:character-count="108705" meta:non-whitespace-character-count="91584"/>
    <meta:generator>LibreOffice/5.4.3.2$Linux_X86_64 LibreOffice_project/40$Build-2</meta:generator>
  </office:meta>
</office:document-meta>
</file>